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E000003D6D7DD00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285cm" svg:x="1.411cm" svg:y="9.072cm">
          <draw:image xlink:href="Pictures/100002010000074E000003D6D7DD00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6:59:29.329710379</meta:creation-date>
    <dc:date>2014-12-13T17:00:41.607726187</dc:date>
    <meta:editing-duration>P0D</meta:editing-duration>
    <meta:editing-cycles>1</meta:editing-cycles>
    <meta:generator>LibreOffice/4.2.7.2$Linux_X86_64 LibreOffice_project/420m0$Build-2</meta:generator>
    <meta:document-statistic meta:object-count="1"/>
  </office:meta>
</office:document-meta>
</file>